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Выполнил <text:line-break/>Копанов Андрей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Проект бот-лицеист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Бот создан с целью узнать что-то новое и полезное о лицее №2 в городе Тула и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>Мой бот показывает картинки с местонахождением лицея, может подсказать где перекусить, как развлечься и как далеко ты живешь от лицея с точностью до сантиметров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29T20:12:57.427000000</meta:creation-date>
    <dc:date>2024-04-29T20:16:54.407000000</dc:date>
    <meta:editing-duration>PT4M</meta:editing-duration>
    <meta:editing-cycles>1</meta:editing-cycles>
    <meta:document-statistic meta:object-count="33"/>
    <meta:generator>LibreOffice/7.1.1.2$Windows_X86_64 LibreOffice_project/fe0b08f4af1bacafe4c7ecc87ce55bb426164676</meta:generator>
  </office:meta>
</office:document-meta>
</file>